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357cm" fo:min-width="4.618cm" style:writing-mode="lr-tb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668cm" fo:min-width="0.761cm" style:writing-mode="lr-tb"/>
      <style:paragraph-properties style:writing-mode="lr-tb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0.611cm" fo:min-width="0.805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style:writing-mode="lr-tb"/>
      <style:text-properties fo:font-size="12pt" style:font-size-asian="11pt" style:font-size-complex="11pt"/>
    </style:style>
    <style:style style:name="P2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5" style:family="paragraph"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8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9" style:family="paragraph"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1pt" style:font-size-complex="11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9" draw:style-name="gr1" draw:text-style-name="P2" draw:layer="layout" svg:width="1.407cm" svg:height="0.839cm" svg:x="18.654cm" svg:y="7.794cm">
          <text:p text:style-name="P1"><text:span text:style-name="T1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2" draw:text-style-name="P4" draw:layer="layout" svg:width="1.994cm" svg:height="1.016cm" svg:x="18.463cm" svg:y="6.143cm">
          <text:p text:style-name="P3"><text:span text:style-name="T2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3" draw:text-style-name="P6" draw:layer="layout" svg:width="1.898cm" svg:height="1.08cm" svg:x="18.717cm" svg:y="4.492cm">
          <text:p text:style-name="P5"><text:span text:style-name="T3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4" draw:text-style-name="P7" draw:layer="layout" svg:width="1.905cm" svg:height="1.016cm" svg:x="18.59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5" draw:text-style-name="P8" draw:layer="layout" svg:width="1.841cm" svg:height="0.839cm" svg:x="18.717cm" svg:y="1.698cm">
          <text:p text:style-name="P5"><text:span text:style-name="T3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draw:custom-shape draw:name="Shape 4" draw:style-name="gr7" draw:text-style-name="P9" draw:layer="layout" svg:width="5.67cm" svg:height="6.159cm" svg:x="1.426cm" svg:y="1.445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10" draw:layer="layout" svg:x1="14.438cm" svg:y1="2.397cm" svg:x2="14.438cm" svg:y2="6.969cm">
            <text:p/>
          </draw:line>
          <draw:custom-shape draw:name="Shape 1" draw:style-name="gr7" draw:text-style-name="P9" draw:layer="layout" svg:width="5.67cm" svg:height="6.159cm" svg:x="8.747cm" svg:y="1.572cm">
            <text:p text:style-name="P9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1" draw:text-style-name="P2" xml:id="id1" draw:id="id1" draw:layer="layout" svg:width="1.407cm" svg:height="0.839cm" svg:x="2.905cm" svg:y="3.018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9" draw:text-style-name="P4" xml:id="id2" draw:id="id2" draw:layer="layout" svg:width="1.359cm" svg:height="1.016cm" svg:x="5.483cm" svg:y="2.905cm">
            <text:p text:style-name="P3"><text:span text:style-name="T2">Proxy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10" draw:text-style-name="P7" xml:id="id3" draw:id="id3" draw:layer="layout" svg:width="1.397cm" svg:height="0.953cm" svg:x="9.255cm" svg:y="2.937cm">
            <text:p text:style-name="P3"><text:span text:style-name="T2">Real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4" draw:id="id4" draw:layer="layout" svg:width="1.407cm" svg:height="0.839cm" svg:x="12.229cm" svg:y="2.33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1" draw:text-style-name="P2" xml:id="id5" draw:id="id5" draw:layer="layout" svg:width="1.407cm" svg:height="0.839cm" svg:x="12.229cm" svg:y="3.73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0" draw:layer="layout" draw:type="line" svg:x1="4.312cm" svg:y1="3.437cm" svg:x2="5.483cm" svg:y2="3.413cm" draw:start-shape="id1" draw:start-glue-point="1" draw:end-shape="id2" draw:end-glue-point="3" svg:d="M4312 3437l1171-24" svg:viewBox="0 0 1172 25">
            <text:p/>
          </draw:connector>
          <draw:connector draw:style-name="gr11" draw:text-style-name="P10" draw:layer="layout" draw:type="line" svg:x1="6.842cm" svg:y1="3.413cm" svg:x2="9.255cm" svg:y2="3.413cm" draw:start-shape="id2" draw:start-glue-point="1" draw:end-shape="id3" draw:end-glue-point="3" svg:d="M6842 3413h2413" svg:viewBox="0 0 2414 1">
            <text:p/>
          </draw:connector>
          <draw:connector draw:style-name="gr11" draw:text-style-name="P10" draw:layer="layout" draw:type="line" svg:x1="10.652cm" svg:y1="3.413cm" svg:x2="12.229cm" svg:y2="2.752cm" draw:start-shape="id3" draw:start-glue-point="1" draw:end-shape="id4" draw:end-glue-point="3" svg:d="M10652 3413l1577-661" svg:viewBox="0 0 1578 662">
            <text:p/>
          </draw:connector>
          <draw:connector draw:style-name="gr11" draw:text-style-name="P10" draw:layer="layout" draw:type="line" svg:x1="10.652cm" svg:y1="3.413cm" svg:x2="12.229cm" svg:y2="4.149cm" draw:start-shape="id3" draw:start-glue-point="1" draw:end-shape="id5" draw:end-glue-point="3" svg:d="M10652 3413l1577 736" svg:viewBox="0 0 1578 73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7T13:56:41.435000000</meta:creation-date>
    <dc:date>2023-02-27T14:01:28.870000000</dc:date>
    <dc:creator>Stephen P Lepisto</dc:creator>
    <meta:editing-duration>PT45S</meta:editing-duration>
    <meta:editing-cycles>3</meta:editing-cycles>
    <meta:generator>LibreOffice/7.5.0.3$Windows_X86_64 LibreOffice_project/c21113d003cd3efa8c53188764377a8272d9d6de</meta:generator>
    <meta:document-statistic meta:object-count="18"/>
  </office:meta>
</office:document-meta>
</file>